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9160" officeooo:paragraph-rsid="00049160"/>
    </style:style>
    <style:style style:name="P2" style:family="paragraph" style:parent-style-name="Standard">
      <style:text-properties officeooo:paragraph-rsid="00049160"/>
    </style:style>
    <style:style style:name="P3" style:family="paragraph" style:parent-style-name="Standard">
      <style:text-properties officeooo:rsid="00060fc5" officeooo:paragraph-rsid="00060fc5"/>
    </style:style>
    <style:style style:name="P4" style:family="paragraph" style:parent-style-name="Standard">
      <style:text-properties officeooo:paragraph-rsid="00060fc5"/>
    </style:style>
    <style:style style:name="P5" style:family="paragraph" style:parent-style-name="Standard">
      <style:text-properties fo:font-weight="normal" officeooo:rsid="00060fc5" officeooo:paragraph-rsid="00060fc5" style:font-weight-asian="normal" style:font-weight-complex="normal"/>
    </style:style>
    <style:style style:name="P6" style:family="paragraph" style:parent-style-name="Standard">
      <style:text-properties fo:font-weight="normal" officeooo:rsid="0006d575" officeooo:paragraph-rsid="0006d575" style:font-weight-asian="normal" style:font-weight-complex="normal"/>
    </style:style>
    <style:style style:name="P7" style:family="paragraph" style:parent-style-name="Standard">
      <style:text-properties officeooo:paragraph-rsid="0008f9ef"/>
    </style:style>
    <style:style style:name="P8" style:family="paragraph" style:parent-style-name="Standard">
      <style:text-properties officeooo:rsid="0008f9ef" officeooo:paragraph-rsid="0008f9ef"/>
    </style:style>
    <style:style style:name="T1" style:family="text">
      <style:text-properties officeooo:rsid="00049160"/>
    </style:style>
    <style:style style:name="T2" style:family="text">
      <style:text-properties officeooo:rsid="00060fc5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How to know whether a key exists or not in Perl hash?</text:p>
      <text:p text:style-name="Standard"/>
      <text:p text:style-name="P1">Ans: </text:p>
      <text:p text:style-name="P1"/>
      <text:p text:style-name="P1">%data = (‘nitesh’,25,’ramesh’,35);</text:p>
      <text:p text:style-name="P1">print $data{‘nitesh’}</text:p>
      <text:p text:style-name="P1"/>
      <text:p text:style-name="P1"/>
      <text:p text:style-name="P2"><text:span text:style-name="T1">2.</text:span>write about data types  perl?</text:p>
      <text:p text:style-name="P1"><text:s/>Perl has basic three data types</text:p>
      <text:p text:style-name="P1">1. scalar variables</text:p>
      <text:p text:style-name="P1">2.array variables</text:p>
      <text:p text:style-name="P1">3.hash</text:p>
      <text:p text:style-name="P1"/>
      <text:p text:style-name="P1">1.scalar variable</text:p>
      <text:p text:style-name="P1">scalar is a single unit data.that integer,float aor sting etc</text:p>
      <text:p text:style-name="P1">it defined by Dollar($)</text:p>
      <text:p text:style-name="P1">$age = 25;</text:p>
      <text:p text:style-name="P1">$name = “nitesh”;</text:p>
      <text:p text:style-name="P1">print $age;</text:p>
      <text:p text:style-name="P1">print $name;</text:p>
      <text:p text:style-name="P1"/>
      <text:p text:style-name="P1">2. array variable</text:p>
      <text:p text:style-name="P1">array variable is that stores an order of list of scalar variables.it indicated by at(@)</text:p>
      <text:p text:style-name="P1">@age = (25,26,28);</text:p>
      <text:p text:style-name="P1">@name = (“nitesh”,”ramesh”,”sathish”)</text:p>
      <text:p text:style-name="P1">print $age[0];</text:p>
      <text:p text:style-name="P1">print $age[1];</text:p>
      <text:p text:style-name="P1">print $name[0];</text:p>
      <text:p text:style-name="P1"/>
      <text:p text:style-name="P1">3. hash variable</text:p>
      <text:p text:style-name="P1"/>
      <text:p text:style-name="P1">hash is set of keys and value pairs. It is defined as (%)</text:p>
      <text:p text:style-name="P1">%value = (“nitesh”,25,”sathish”,30);</text:p>
      <text:p text:style-name="P1">print $value{“nitesh”}</text:p>
      <text:p text:style-name="P1"/>
      <text:p text:style-name="P1"/>
      <text:p text:style-name="P4"><text:span text:style-name="T2">3.</text:span>What are the features of Perl programming?</text:p>
      <text:p text:style-name="P4"/>
      <text:p text:style-name="P4"/>
      <text:p text:style-name="P4"/>
      <text:p text:style-name="P4">4.<text:span text:style-name="T2">how</text:span> will you get replace elements of an array?</text:p>
      <text:p text:style-name="P4"/>
      <text:p text:style-name="P3">In perl to replace element of an array we have function called <text:span text:style-name="T3">splice()</text:span></text:p>
      <text:p text:style-name="P5">splice @ARRAY,OFFSET[, LENGTH [ ,LIST <text:s/>] ]</text:p>
      <text:p text:style-name="P5"/>
      <text:p text:style-name="P5">@number = (1..10);</text:p>
      <text:p text:style-name="P6">splice(@number, <text:s/>6, 4, 4..8);</text:p>
      <text:p text:style-name="P6">print @number</text:p>
      <text:p text:style-name="P6"/>
      <text:p text:style-name="P7">5How will you convert a string to an array?</text:p>
      <text:p text:style-name="P7"/>
      <text:p text:style-name="P8"><text:soft-page-break/>Ans : </text:p>
      <text:p text:style-name="P8"><text:s/>$var = “this is perl prgramming”;</text:p>
      <text:p text:style-name="P8">@string = split(‘ ‘ , $var);</text:p>
      <text:p text:style-name="P8">print @string[3]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6:23:07.376396262</meta:creation-date>
    <dc:date>2017-09-08T17:01:23.269956219</dc:date>
    <meta:editing-duration>PT27M1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182" meta:character-count="1097" meta:non-whitespace-character-count="947"/>
  </office:meta>
</office:document-meta>
</file>